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size="14pt" fo:font-weight="bold" style:font-size-asian="14pt" style:font-weight-asian="bold" style:font-size-complex="14pt"/>
    </style:style>
    <style:style style:name="P2"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3" style:family="paragraph" style:parent-style-name="Standard">
      <style:paragraph-properties fo:line-height="150%"/>
      <style:text-properties fo:font-size="14pt" fo:language="ru" fo:country="RU" style:font-size-asian="14pt" style:font-size-complex="14pt"/>
    </style:style>
    <style:style style:name="P4" style:family="paragraph" style:parent-style-name="Standard">
      <style:paragraph-properties fo:line-height="150%"/>
      <style:text-properties fo:font-size="14pt" style:font-size-asian="14pt" style:font-size-complex="14pt"/>
    </style:style>
    <style:style style:name="P5" style:family="paragraph" style:parent-style-name="Standard">
      <style:paragraph-properties fo:line-height="150%"/>
      <style:text-properties fo:font-size="14pt" fo:font-style="italic" style:font-size-asian="14pt" style:font-style-asian="italic" style:font-size-complex="14pt"/>
    </style:style>
    <style:style style:name="P6" style:family="paragraph" style:parent-style-name="Standard">
      <style:paragraph-properties fo:line-height="150%"/>
      <style:text-properties fo:font-size="14pt" fo:font-style="normal" style:font-size-asian="12.25pt" style:font-style-asian="normal" style:font-size-complex="14pt" style:font-style-complex="normal"/>
    </style:style>
    <style:style style:name="P7" style:family="paragraph" style:parent-style-name="Standard">
      <style:paragraph-properties fo:line-height="150%"/>
    </style:style>
    <style:style style:name="P8" style:family="paragraph" style:parent-style-name="Standard">
      <style:paragraph-properties fo:line-height="150%" fo:text-align="center" style:justify-single-word="false"/>
      <style:text-properties fo:font-size="9pt" style:font-size-asian="9pt" style:font-size-complex="9pt"/>
    </style:style>
    <style:style style:name="P9" style:family="paragraph" style:parent-style-name="Standard">
      <style:paragraph-properties fo:line-height="150%"/>
      <style:text-properties fo:font-size="9pt" fo:font-style="italic" style:font-size-asian="9pt" style:font-style-asian="italic" style:font-size-complex="9pt"/>
    </style:style>
    <style:style style:name="P10" style:family="paragraph" style:parent-style-name="Standard" style:list-style-name="WW8Num7">
      <style:paragraph-properties fo:line-height="150%"/>
      <style:text-properties fo:font-size="9pt" fo:font-style="italic" style:font-size-asian="9pt" style:font-style-asian="italic" style:font-size-complex="9pt"/>
    </style:style>
    <style:style style:name="P11" style:family="paragraph" style:parent-style-name="Standard">
      <style:paragraph-properties fo:margin-left="0in" fo:margin-right="0in" fo:line-height="150%" fo:text-indent="0.5in" style:auto-text-indent="false"/>
      <style:text-properties fo:font-size="9pt" style:font-size-asian="9pt" style:font-size-complex="9pt"/>
    </style:style>
    <style:style style:name="T1" style:family="text">
      <style:text-properties fo:font-size="14pt" style:font-size-asian="14pt" style:font-size-complex="14pt"/>
    </style:style>
    <style:style style:name="T2" style:family="text">
      <style:text-properties fo:font-size="14pt" fo:language="uk" fo:country="UA" style:font-size-asian="14pt" style:font-size-complex="14pt"/>
    </style:style>
    <style:style style:name="T3" style:family="text">
      <style:text-properties fo:font-size="14pt" fo:language="uk" fo:country="UA" style:text-underline-style="solid" style:text-underline-width="auto" style:text-underline-color="font-color" style:font-size-asian="14pt" style:font-size-complex="14pt"/>
    </style:style>
    <style:style style:name="T4" style:family="text">
      <style:text-properties fo:font-size="14pt" fo:language="uk" fo:country="UA" style:text-underline-style="solid" style:text-underline-width="auto" style:text-underline-color="font-color" fo:font-weight="bold" style:font-size-asian="14pt" style:font-weight-asian="bold" style:font-size-complex="14pt" style:font-weight-complex="bold"/>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9pt" fo:font-style="italic" style:font-size-asian="9pt" style:font-style-asian="italic" style:font-size-complex="9pt"/>
    </style:style>
    <style:style style:name="T7" style:family="text">
      <style:text-properties fo:font-size="9pt" fo:font-style="italic" style:text-underline-style="solid" style:text-underline-width="auto" style:text-underline-color="font-color" style:font-size-asian="9pt" style:font-style-asian="italic" style:font-size-complex="9pt"/>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ВІДГУК</text:p>
      <text:p text:style-name="P2">керівника дипломної <text:s/>роботи</text:p>
      <text:p text:style-name="P2">освітньо-кваліфікаційного рівня “бакалавр”</text:p>
      <text:p text:style-name="P3"/>
      <text:p text:style-name="P7"><text:span text:style-name="T1">виконаної на тему: <text:s text:c="2"/>___</text:span><text:span text:style-name="T4">«Розробка мультизадачного Forth-ядра для</text:span><text:span text:style-name="T2">___________ _____________________</text:span><text:span text:style-name="T4">мікроконтролерів AVR»</text:span><text:span text:style-name="T1">____________________________ студентом ___</text:span><text:span text:style-name="T5">Глинським Данилом Євгеновичем</text:span><text:span text:style-name="T1">______________________________</text:span></text:p>
      <text:p text:style-name="P8">(прізвище, ім’я, по батькові)</text:p>
      <text:p text:style-name="P6">Тема дипломного проекту присвячена актуальній задачі – розробці контролера системи управління пасажирським ліфтом. Головною задачею контролера є обробка наказів та викликів, що поступають відповідно з кабіни ліфту та поверху, і формування управляючих впливів, які забезпечують безпечний рух пасажирського ліфту у межах 16 поверхової будівлі. Рішення вище означених задач в системі покладено на сучасний мікроконтролер AVR mega128, який має високу швидкодію, пам’ять програм та даних, які можуть бути перепрограмовані. До переваг даного мікроконтролера треба віднести наявність периферійних пристроїв таких, як аналоговий компаратор, аналого-цифровий перетворювач та інші, що суттєво підвищують ефекивність його використання.</text:p>
      <text:p text:style-name="P6"/>
      <text:p text:style-name="P6">При виконанні дипломного проекту студент Глинський Д. Є. Проявив здібність вирішувати з успіхом інженерно-технічні задачі, які були перед ним поставлені, використовувати для ціього сучасну елементну базу та засоби проектування.</text:p>
      <text:p text:style-name="P6"/>
      <text:p text:style-name="P6">Робота викоанан відповідно завданню, відповідаєумовам, ккі до неї пред’являються та заслуговує оцінки “відмінно”, а її автоор, студент Глинсткий ґД.Є – присвоєння кваліфікації бакалавар з напрямку “Комп’ютеризовані системи, автоматика та управління”.</text:p>
      <text:p text:style-name="P9"><text:soft-page-break/></text:p>
      <text:p text:style-name="P9"/>
      <text:p text:style-name="P9"/>
      <text:p text:style-name="P5"/>
      <text:p text:style-name="P5"/>
      <text:p text:style-name="P1">Керівник</text:p>
      <text:p text:style-name="P1">дипломної <text:s/>роботи</text:p>
      <text:p text:style-name="P4">_______<text:span text:style-name="T8">ст. викладач </text:span>_________ <text:s text:c="6"/>_________ <text:s text:c="8"/>_____<text:span text:style-name="T8">Є. В. Глушко</text:span>_____</text:p>
      <text:p text:style-name="P11">(посада, вчені звання, ступінь) <text:s text:c="33"/>(підпис) <text:s text:c="37"/>(ініціали, прізвищ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9T23:25:08</meta:creation-date>
    <meta:document-statistic meta:table-count="0" meta:image-count="0" meta:object-count="0" meta:page-count="2" meta:paragraph-count="12" meta:word-count="194" meta:character-count="1756"/>
    <dc:date>2011-06-09T23:56:37</dc:date>
    <meta:editing-duration>PT4M52S</meta:editing-duration>
    <meta:editing-cycles>1</meta:editing-cycles>
    <meta:generator>LibreOffice/3.3$Unix LibreOffice_project/330m19$Build-202</meta:generator>
  </office:meta>
</office:document-meta>
</file>